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text-properties style:language-asian="ja" style:country-asian="JP"/>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5">
      <style:text-properties style:language-asian="ja" style:country-asian="JP"/>
    </style:style>
    <style:style style:name="P24" style:family="paragraph" style:parent-style-name="Standard" style:list-style-name="L21">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28">
      <style:text-properties style:language-asian="ja" style:country-asian="JP"/>
    </style:style>
    <style:style style:name="P31" style:family="paragraph" style:parent-style-name="Standard" style:list-style-name="L14"/>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text-properties style:font-name="メイリオ2" style:font-name-asian="メイリオ2"/>
    </style:style>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19">
      <style:text-properties style:font-name="メイリオ2" style:font-name-asian="メイリオ2" style:language-asian="ja" style:country-asian="JP" style:font-style-asian="normal"/>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0">
      <style:text-properties style:font-name="メイリオ2" style:font-name-asian="メイリオ2"/>
    </style:style>
    <style:style style:name="P39" style:family="paragraph" style:parent-style-name="Standard" style:list-style-name="L5">
      <style:paragraph-properties fo:margin-left="2.501cm" fo:margin-right="0cm" fo:text-indent="-0.635cm" style:auto-text-indent="false"/>
      <style:text-properties style:language-asian="ja" style:country-asian="JP"/>
    </style:style>
    <style:style style:name="P40" style:family="paragraph" style:parent-style-name="Standard" style:list-style-name="L5">
      <style:paragraph-properties fo:margin-left="3.752cm" fo:margin-right="0cm" fo:text-indent="-0.635cm" style:auto-text-indent="false"/>
      <style:text-properties style:language-asian="ja" style:country-asian="JP"/>
    </style:style>
    <style:style style:name="P41" style:family="paragraph" style:parent-style-name="Heading_20_1">
      <style:text-properties style:language-asian="ja" style:country-asian="JP"/>
    </style:style>
    <style:style style:name="P42" style:family="paragraph" style:parent-style-name="Heading_20_1">
      <style:paragraph-properties fo:break-before="page"/>
    </style:style>
    <style:style style:name="P43"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4" style:family="paragraph" style:parent-style-name="Heading_20_3">
      <style:text-properties style:font-name-asian="verdana" style:font-style-asian="norm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0-30</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5">Pickles Framework の概要<text:tab/>5</text:p>
          <text:p text:style-name="P46">「サイトマップ」「コンテンツ」「テーマ」<text:tab/>5</text:p>
          <text:p text:style-name="P46">主な制作の手順<text:tab/>6</text:p>
          <text:p text:style-name="P45">セットアップ手順<text:tab/>7</text:p>
          <text:p text:style-name="P46">パーミッション設定<text:tab/>7</text:p>
          <text:p text:style-name="P45">ディレクトリ構成<text:tab/>8</text:p>
          <text:p text:style-name="P46">インストールディレクトリ<text:tab/>8</text:p>
          <text:p text:style-name="P45">サイトマップの管理<text:tab/>10</text:p>
          <text:p text:style-name="P46">サイトマップの形式<text:tab/>10</text:p>
          <text:p text:style-name="P46">サイトマップCSVの設置場所<text:tab/>11</text:p>
          <text:p text:style-name="P46">サイトマップCSVの定義<text:tab/>11</text:p>
          <text:p text:style-name="P46">ダイナミックパス機能<text:tab/>12</text:p>
          <text:p text:style-name="P46">エイリアス機能<text:tab/>13</text:p>
          <text:p text:style-name="P45">コンテンツの制作ルール<text:tab/>14</text:p>
          <text:p text:style-name="P46">コンテンツ制作マニュアル<text:tab/>14</text:p>
          <text:p text:style-name="P46">コンテンツモジュール一覧<text:tab/>14</text:p>
          <text:p text:style-name="P45">テーマ<text:tab/>16</text:p>
          <text:p text:style-name="P46">複数のテーマの管理と切り替え<text:tab/>16</text:p>
          <text:p text:style-name="P46">レイアウト<text:tab/>16</text:p>
          <text:p text:style-name="P46">テーマの格納ディレクトリ<text:tab/>17</text:p>
          <text:p text:style-name="P46">テンプレートの記述<text:tab/>17</text:p>
          <text:p text:style-name="P47">コンテンツを出力する<text:tab/>17</text:p>
          <text:p text:style-name="P47">コンテンツが定義したCSSやJavaScriptを出力する<text:tab/>18</text:p>
          <text:p text:style-name="P47">ページの情報を出力する<text:tab/>19</text:p>
          <text:p text:style-name="P47"><text:soft-page-break/>その他の機能から出力する<text:tab/>19</text:p>
          <text:p text:style-name="P46">コンテンツソースのDOM置換加工<text:tab/>20</text:p>
          <text:p text:style-name="P45">パブリッシュ<text:tab/>21</text:p>
          <text:p text:style-name="P46">パブリッシュ実行手順<text:tab/>21</text:p>
          <text:p text:style-name="P46">設定<text:tab/>21</text:p>
          <text:p text:style-name="P46">仕様<text:tab/>22</text:p>
          <text:p text:style-name="P47">パブリッシュ対象ファイルの一覧をどう生成するか<text:tab/>22</text:p>
          <text:p text:style-name="P47">静的書き出しファイルと動的書き出しファイル<text:tab/>22</text:p>
          <text:p text:style-name="P47">X-PXFW-RELATEDLINK<text:tab/>22</text:p>
          <text:p text:style-name="P45">メインコンフィグ<text:tab/>24</text:p>
          <text:p text:style-name="P46">書式<text:tab/>24</text:p>
          <text:p text:style-name="P46">設定項目<text:tab/>24</text:p>
          <text:p text:style-name="P47">project<text:tab/>24</text:p>
          <text:p text:style-name="P47">paths<text:tab/>25</text:p>
          <text:p text:style-name="P47">dbms<text:tab/>25</text:p>
          <text:p text:style-name="P47">publish<text:tab/>26</text:p>
          <text:p text:style-name="P47">system<text:tab/>26</text:p>
          <text:p text:style-name="P45">データベース(RDBMS)の利用<text:tab/>27</text:p>
          <text:p text:style-name="P45">ユーザーの管理<text:tab/>28</text:p>
          <text:p text:style-name="P46">ユーザー情報格納テーブルの構造<text:tab/>28</text:p>
          <text:p text:style-name="P47">ユーザーテーブル： {$dbms.prefix}_user<text:tab/>28</text:p>
          <text:p text:style-name="P46">セットアップ手順<text:tab/>28</text:p>
          <text:p text:style-name="P45">PXコマンド<text:tab/>29</text:p>
          <text:p text:style-name="P46">実行方法<text:tab/>29</text:p>
          <text:p text:style-name="P46">PXコマンド一覧<text:tab/>29</text:p>
          <text:p text:style-name="P45">コーディング規約<text:tab/>31</text:p>
          <text:p text:style-name="P46">内部エンコード<text:tab/>31</text:p>
          <text:p text:style-name="P46"><text:soft-page-break/>改行コード<text:tab/>31</text:p>
          <text:p text:style-name="P46">インデント<text:tab/>31</text:p>
          <text:p text:style-name="P46">演算子<text:tab/>31</text:p>
          <text:p text:style-name="P46">命名規則<text:tab/>31</text:p>
          <text:p text:style-name="P47">PHPのクラス名<text:tab/>31</text:p>
          <text:p text:style-name="P47">PHPのメソッド名<text:tab/>32</text:p>
          <text:p text:style-name="P47">JavaScriptのオブジェクト名<text:tab/>32</text:p>
          <text:p text:style-name="P47">CSSクラス名<text:tab/>32</text:p>
          <text:p text:style-name="P47">パラメータ、クッキー、セッション、HTTP拡張ヘッダー<text:tab/>33</text:p>
          <text:p text:style-name="P47">名称の省略について<text:tab/>33</text:p>
          <text:p text:style-name="P47">その他<text:tab/>34</text:p>
          <text:p text:style-name="P46">予約語<text:tab/>34</text:p>
          <text:p text:style-name="P47">URIパラメータ<text:tab/>34</text:p>
          <text:p text:style-name="P47">クッキー<text:tab/>34</text:p>
          <text:p text:style-name="P47">セッション<text:tab/>34</text:p>
          <text:p text:style-name="P47">HTTPレスポンスヘッダー<text:tab/>35</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43235015" text:style-name="L1">
        <text:list-item>
          <text:p text:style-name="P10"><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0"><text:span text:style-name="T3">コンテンツ</text:span><text:line-break/>ページ要素のうち、内容部分だけを取り出した概念。</text:p>
        </text:list-item>
        <text:list-item>
          <text:p text:style-name="P1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3212965"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43215512" text:style-name="L3">
        <text:list-item>
          <text:p text:style-name="P12">最新のソース一式をダウンロードする。</text:p>
        </text:list-item>
        <text:list-item>
          <text:p text:style-name="P12">解凍する。</text:p>
        </text:list-item>
        <text:list-item>
          <text:p text:style-name="P12">htdocsに格納されたファイル一式を、お使いのウェブサーバーのドキュメントルート配下の任意のディレクトリに設置する。</text:p>
        </text:list-item>
        <text:list-item>
          <text:p text:style-name="P12">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43221065" text:style-name="L4">
        <text:list-item>
          <text:p text:style-name="P13">./_PX/_sys</text:p>
        </text:list-item>
        <text:list-item>
          <text:p text:style-name="P13">./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43222536" text:style-name="L5">
        <text:list-item>
          <text:p text:style-name="P14">@_PX (Pickles Frameworkディレクトリ)</text:p>
        </text:list-item>
        <text:list-item>
          <text:p text:style-name="P39">@_FW (フレームワーク関連ライブラリ)</text:p>
        </text:list-item>
        <text:list-item>
          <text:p text:style-name="P39">@_sys (システムが書き込む領域)</text:p>
        </text:list-item>
        <text:list-item>
          <text:p text:style-name="P39">@configs (設定ファイル格納ディレクトリ)</text:p>
        </text:list-item>
        <text:list-item>
          <text:p text:style-name="P40">mainconf.ini (PxFWのメインコンフィグ)</text:p>
        </text:list-item>
        <text:list-item>
          <text:p text:style-name="P40">sitemap_definition.csv (サイトマップ定義設定)</text:p>
        </text:list-item>
        <text:list-item>
          <text:p text:style-name="P39">@sitemaps (サイトマップCSV格納ディレクトリ)</text:p>
        </text:list-item>
        <text:list-item>
          <text:p text:style-name="P39">@datas (データ格納ディレクトリ)</text:p>
        </text:list-item>
        <text:list-item>
          <text:p text:style-name="P39">@libs (ライブラリ格納ディレクトリ)</text:p>
        </text:list-item>
        <text:list-item>
          <text:p text:style-name="P39">@themes (テーマコレクション格納ディレクトリ)</text:p>
        </text:list-item>
        <text:list-item>
          <text:p text:style-name="P14">@_caches (公開キャッシュディレクトリ)</text:p>
        </text:list-item>
        <text:list-item>
          <text:p text:style-name="P39">@_contents (コンテンツに由来するキャッシュ)</text:p>
        </text:list-item>
        <text:list-item>
          <text:p text:style-name="P39">@_themes (テーマに由来するキャッシュ)</text:p>
        </text:list-item>
        <text:list-item>
          <text:p text:style-name="P14">@common</text:p>
        </text:list-item>
        <text:list-item>
          <text:p text:style-name="P39">@css</text:p>
        </text:list-item>
        <text:list-item>
          <text:p text:style-name="P39">@img</text:p>
        </text:list-item>
        <text:list-item>
          <text:p text:style-name="P39">@js</text:p>
        </text:list-item>
        <text:list-item>
          <text:p text:style-name="P39">@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41"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43203588" text:style-name="L6">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43233636" text:style-name="L7">
        <text:list-item>
          <text:p text:style-name="P16">./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43222158" text:style-name="L8">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43206077" text:style-name="L9">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43226497" text:style-name="L10">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3"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41"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41"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43214132" text:style-name="L11">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43225444" text:style-name="L12">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43412352" text:continue-numbering="true" text:style-name="L12">
        <text:list-item>
          <text:p text:style-name="P21">コンフィグに設定されたサイト名を出力する<text:line-break/>&lt;title&gt;&lt;?php print t::h($px-&gt;get_conf('project.name')); ?&gt;&lt;/title&gt;</text:p>
        </text:list-item>
        <text:list-item>
          <text:p text:style-name="P21">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3217523" text:style-name="L13">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43235374" text:style-name="L14">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43229005" text:style-name="L15">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4" text:outline-level="3">project</text:h>
      <text:list xml:id="list43231279" text:style-name="L16">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pan text:style-name="T10">認証パスワード</text:span></text:p>
        </text:list-item>
      </text:list>
      <text:p text:style-name="P3"/>
      <text:h text:style-name="P44" text:outline-level="3"><text:soft-page-break/>paths</text:h>
      <text:p text:style-name="P3"/>
      <text:list xml:id="list43212092" text:style-name="L17">
        <text:list-item>
          <text:p text:style-name="P33"><text:span text:style-name="T6">px_dir<text:line-break/></text:span><text:span text:style-name="T9">Pickles Framework</text:span><text:span text:style-name="T8"> ディレクトリのパス</text:span></text:p>
        </text:list-item>
        <text:list-item>
          <text:p text:style-name="P33"><text:span text:style-name="T6">access_log<text:line-break/></text:span><text:span text:style-name="T10">アクセスログの出力先ファイルパス</text:span></text:p>
        </text:list-item>
        <text:list-item>
          <text:p text:style-name="P33"><text:span text:style-name="T6">error_log<text:line-break/></text:span><text:span text:style-name="T10">エラーログの出力先ファイルパス</text:span></text:p>
        </text:list-item>
      </text:list>
      <text:p text:style-name="P3"/>
      <text:h text:style-name="P44" text:outline-level="3">db<text:span text:style-name="T1">m</text:span>s</text:h>
      <text:p text:style-name="P3"/>
      <text:list xml:id="list43216822" text:style-name="L18">
        <text:list-item>
          <text:p text:style-name="P34"><text:span text:style-name="T11">dbms<text:line-break/></text:span><text:span text:style-name="T2">RDBMSの種類。mysql|postgresql|sqlite</text:span></text:p>
        </text:list-item>
        <text:list-item>
          <text:p text:style-name="P34"><text:span text:style-name="T11">host<text:line-break/>接続先</text:span><text:span text:style-name="T2">ホスト名</text:span></text:p>
        </text:list-item>
        <text:list-item>
          <text:p text:style-name="P34"><text:span text:style-name="T11">port<text:line-break/>接続先</text:span><text:span text:style-name="T2">ポート番号</text:span></text:p>
        </text:list-item>
        <text:list-item>
          <text:p text:style-name="P34"><text:span text:style-name="T11">database_name<text:line-break/></text:span><text:span text:style-name="T2">データベース名。(sqliteの場合はDBファイルのパス)</text:span></text:p>
        </text:list-item>
        <text:list-item>
          <text:p text:style-name="P34"><text:span text:style-name="T11">user<text:line-break/></text:span><text:span text:style-name="T2">ユーザー名</text:span></text:p>
        </text:list-item>
        <text:list-item>
          <text:p text:style-name="P34"><text:span text:style-name="T11">password<text:line-break/></text:span><text:span text:style-name="T2">パスワード</text:span></text:p>
        </text:list-item>
        <text:list-item>
          <text:p text:style-name="P34"><text:span text:style-name="T11">charset<text:line-break/></text:span><text:span text:style-name="T2">文字セット</text:span></text:p>
        </text:list-item>
      </text:list>
      <text:p text:style-name="P3"/>
      <text:h text:style-name="P44" text:outline-level="3"><text:soft-page-break/>publish</text:h>
      <text:p text:style-name="P3"/>
      <text:list xml:id="list43221338" text:style-name="L19">
        <text:list-item>
          <text:p text:style-name="P35"><text:span text:style-name="T11">path_publish_dir<text:line-break/></text:span><text:span text:style-name="T2">パブリッシュ先のディレクトリパス</text:span></text:p>
        </text:list-item>
        <text:list-item>
          <text:p text:style-name="P36">paths_ignore<text:line-break/>パブリッシュ対象外のパス(改行区切りで複数指定可)</text:p>
        </text:list-item>
      </text:list>
      <text:p text:style-name="P3"/>
      <text:h text:style-name="P44" text:outline-level="3">system</text:h>
      <text:p text:style-name="P3"/>
      <text:list xml:id="list43226980" text:style-name="L20">
        <text:list-item>
          <text:p text:style-name="P38"><text:span text:style-name="T11">allow_pxcommands<text:line-break/>PX</text:span><text:span text:style-name="T2">コマンドの実行を許可するフラグ</text:span></text:p>
        </text:list-item>
        <text:list-item>
          <text:p text:style-name="P38"><text:span text:style-name="T11">session_name<text:line-break/></text:span><text:span text:style-name="T2">セッション名</text:span></text:p>
        </text:list-item>
        <text:list-item>
          <text:p text:style-name="P37">filesystem_encoding<text:line-break/>ファイルシステムの文字エンコーディング(ファイル名などに適用)</text:p>
        </text:list-item>
        <text:list-item>
          <text:p text:style-name="P37">output_encoding<text:line-break/>出力コンテンツの文字エンコーディング</text:p>
        </text:list-item>
        <text:list-item>
          <text:p text:style-name="P37">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43205080" text:style-name="L21">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2"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43209843" text:style-name="L22">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pageinfo<text:line-break/>カレントページのページ情報を表示する。</text:p>
        </text:list-item>
        <text:list-item>
          <text:p text:style-name="P25"><text:soft-page-break/>phpinfo<text:line-break/>phpinfo() を実行し、PHPの設定情報を確認する。</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3416625" text:style-name="L28">
        <text:list-item>
          <text:p text:style-name="P30">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0">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0">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う。</text:p>
      <text:p text:style-name="P2"/>
      <text:h text:style-name="Heading_20_2" text:outline-level="2">予約語</text:h>
      <text:h text:style-name="Heading_20_3" text:outline-level="3">URIパラメータ</text:h>
      <text:list xml:id="list43229096" text:style-name="L23">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テーマID</text:p>
        </text:list-item>
      </text:list>
      <text:h text:style-name="Heading_20_3" text:outline-level="3">クッキー</text:h>
      <text:list xml:id="list43207221" text:style-name="L24">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43230862" text:style-name="L25">
        <text:list-item>
          <text:p text:style-name="P28">USER_ID<text:line-break/>ログインユーザID(user_accountではない)</text:p>
        </text:list-item>
        <text:list-item>
          <text:p text:style-name="P28">USER_EXPIRE<text:line-break/><text:soft-pag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3203637" text:style-name="L26">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0-30T23:29:02.04</dc:date>
    <dc:creator>Koyanagi Tomoya</dc:creator>
    <meta:editing-duration>PT23H27M43S</meta:editing-duration>
    <meta:editing-cycles>189</meta:editing-cycles>
    <meta:generator>OpenOffice.org/3.2$Win32 OpenOffice.org_project/320m18$Build-9502</meta:generator>
    <dc:title>Pickles Framework 1.x サイト構築管理マニュアル</dc:title>
    <meta:document-statistic meta:table-count="0" meta:image-count="0" meta:object-count="5" meta:page-count="35" meta:paragraph-count="381" meta:word-count="3952" meta:character-count="11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